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80" style:family="table">
      <style:table-properties style:width="14.72cm" fo:margin-left="-0.012cm" table:align="left" style:writing-mode="lr-tb"/>
    </style:style>
    <style:style style:name="Tabela80.A" style:family="table-column">
      <style:table-column-properties style:column-width="3.967cm"/>
    </style:style>
    <style:style style:name="Tabela80.B" style:family="table-column">
      <style:table-column-properties style:column-width="5.539cm"/>
    </style:style>
    <style:style style:name="Tabela80.C" style:family="table-column">
      <style:table-column-properties style:column-width="3.034cm"/>
    </style:style>
    <style:style style:name="Tabela80.D" style:family="table-column">
      <style:table-column-properties style:column-width="2.18cm"/>
    </style:style>
    <style:style style:name="Tabela80.1" style:family="table-row">
      <style:table-row-properties style:min-row-height="0.501cm" style:keep-together="true" fo:keep-together="auto"/>
    </style:style>
    <style:style style:name="Tabela80.A1" style:family="table-cell">
      <style:table-cell-properties style:vertical-align="middle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0.B1" style:family="table-cell">
      <style:table-cell-properties style:vertical-align="middle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80.A2" style:family="table-cell">
      <style:table-cell-properties style:vertical-align="top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0.B2" style:family="table-cell">
      <style:table-cell-properties style:vertical-align="top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80.B3" style:family="table-cell">
      <style:table-cell-properties style:vertical-align="top" fo:background-color="#eeece1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1" style:family="table">
      <style:table-properties style:width="14.72cm" fo:margin-left="-0.025cm" table:align="left" style:writing-mode="lr-tb"/>
    </style:style>
    <style:style style:name="Tabela81.A" style:family="table-column">
      <style:table-column-properties style:column-width="0.818cm"/>
    </style:style>
    <style:style style:name="Tabela81.B" style:family="table-column">
      <style:table-column-properties style:column-width="7.17cm"/>
    </style:style>
    <style:style style:name="Tabela81.C" style:family="table-column">
      <style:table-column-properties style:column-width="1.826cm"/>
    </style:style>
    <style:style style:name="Tabela81.D" style:family="table-column">
      <style:table-column-properties style:column-width="2.593cm"/>
    </style:style>
    <style:style style:name="Tabela81.E" style:family="table-column">
      <style:table-column-properties style:column-width="2.312cm"/>
    </style:style>
    <style:style style:name="Tabela81.1" style:family="table-row">
      <style:table-row-properties style:min-row-height="0.501cm" style:keep-together="true" fo:keep-together="auto"/>
    </style:style>
    <style:style style:name="Tabela81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1.E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81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1.E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82" style:family="table">
      <style:table-properties style:width="14.787cm" fo:margin-left="-0.025cm" table:align="left" style:writing-mode="lr-tb"/>
    </style:style>
    <style:style style:name="Tabela82.A" style:family="table-column">
      <style:table-column-properties style:column-width="0.818cm"/>
    </style:style>
    <style:style style:name="Tabela82.B" style:family="table-column">
      <style:table-column-properties style:column-width="9.449cm"/>
    </style:style>
    <style:style style:name="Tabela82.C" style:family="table-column">
      <style:table-column-properties style:column-width="2.251cm"/>
    </style:style>
    <style:style style:name="Tabela82.D" style:family="table-column">
      <style:table-column-properties style:column-width="2.268cm"/>
    </style:style>
    <style:style style:name="Tabela82.1" style:family="table-row">
      <style:table-row-properties style:min-row-height="0.501cm" style:keep-together="true" fo:keep-together="auto"/>
    </style:style>
    <style:style style:name="Tabela82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2.D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82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2.D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83" style:family="table">
      <style:table-properties style:width="14.72cm" fo:margin-left="-0.025cm" table:align="left" style:writing-mode="lr-tb"/>
    </style:style>
    <style:style style:name="Tabela83.A" style:family="table-column">
      <style:table-column-properties style:column-width="0.818cm"/>
    </style:style>
    <style:style style:name="Tabela83.B" style:family="table-column">
      <style:table-column-properties style:column-width="7.17cm"/>
    </style:style>
    <style:style style:name="Tabela83.C" style:family="table-column">
      <style:table-column-properties style:column-width="6.731cm"/>
    </style:style>
    <style:style style:name="Tabela83.1" style:family="table-row">
      <style:table-row-properties style:min-row-height="0.501cm" style:keep-together="true" fo:keep-together="auto"/>
    </style:style>
    <style:style style:name="Tabela83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3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83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3.C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84" style:family="table">
      <style:table-properties style:width="15.108cm" fo:margin-left="-0.191cm" fo:margin-right="-0.206cm" table:align="margins" style:writing-mode="lr-tb"/>
    </style:style>
    <style:style style:name="Tabela84.A" style:family="table-column">
      <style:table-column-properties style:column-width="4.895cm" style:rel-column-width="21232*"/>
    </style:style>
    <style:style style:name="Tabela84.B" style:family="table-column">
      <style:table-column-properties style:column-width="5.297cm" style:rel-column-width="22977*"/>
    </style:style>
    <style:style style:name="Tabela84.C" style:family="table-column">
      <style:table-column-properties style:column-width="4.916cm" style:rel-column-width="21326*"/>
    </style:style>
    <style:style style:name="Tabela84.1" style:family="table-row">
      <style:table-row-properties style:min-row-height="0.501cm" style:keep-together="true" fo:keep-together="auto"/>
    </style:style>
    <style:style style:name="Tabela84.A1" style:family="table-cell">
      <style:table-cell-properties style:vertical-align="top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84.A2" style:family="table-cell">
      <style:table-cell-properties style:vertical-align="middle" fo:background-color="#e5dfec" fo:padding-left="0.191cm" fo:padding-right="0.191cm" fo:padding-top="0cm" fo:padding-bottom="0cm" fo:border="none" style:writing-mode="lr-tb">
        <style:background-image/>
      </style:table-cell-properties>
    </style:style>
    <style:style style:name="Tabela84.B2" style:family="table-cell">
      <style:table-cell-properties style:vertical-align="middle" fo:background-color="#e5dfec" fo:padding-left="0.191cm" fo:padding-right="0.191cm" fo:padding-top="0cm" fo:padding-bottom="0cm" fo:border-left="0.018cm solid #ffffff" fo:border-right="none" fo:border-top="none" fo:border-bottom="none" style:writing-mode="lr-tb">
        <style:background-image/>
      </style:table-cell-properties>
    </style:style>
    <style:style style:name="Tabela84.3" style:family="table-row">
      <style:table-row-properties style:min-row-height="0.801cm" style:keep-together="true" fo:keep-together="auto"/>
    </style:style>
    <style:style style:name="Tabela84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5" style:family="table">
      <style:table-properties style:width="15.108cm" fo:margin-left="-0.191cm" fo:margin-right="-0.206cm" table:align="margins" style:writing-mode="lr-tb"/>
    </style:style>
    <style:style style:name="Tabela85.A" style:family="table-column">
      <style:table-column-properties style:column-width="15.108cm" style:rel-column-width="65535*"/>
    </style:style>
    <style:style style:name="Tabela85.1" style:family="table-row">
      <style:table-row-properties style:min-row-height="0.501cm" style:keep-together="true" fo:keep-together="auto"/>
    </style:style>
    <style:style style:name="Tabela85.A1" style:family="table-cell">
      <style:table-cell-properties style:vertical-align="top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86" style:family="table">
      <style:table-properties style:width="15.081cm" fo:margin-left="-0.191cm" fo:margin-right="-0.18cm" table:align="margins" style:writing-mode="lr-tb"/>
    </style:style>
    <style:style style:name="Tabela86.A" style:family="table-column">
      <style:table-column-properties style:column-width="15.081cm" style:rel-column-width="65535*"/>
    </style:style>
    <style:style style:name="Tabela86.1" style:family="table-row">
      <style:table-row-properties style:min-row-height="0.501cm" style:keep-together="true" fo:keep-together="auto"/>
    </style:style>
    <style:style style:name="Tabela86.A1" style:family="table-cell">
      <style:table-cell-properties style:vertical-align="top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3" style:family="table">
      <style:table-properties style:width="14.693cm" fo:margin-left="-0.025cm" table:align="left" style:writing-mode="lr-tb"/>
    </style:style>
    <style:style style:name="Tabela3.A" style:family="table-column">
      <style:table-column-properties style:column-width="0.818cm"/>
    </style:style>
    <style:style style:name="Tabela3.B" style:family="table-column">
      <style:table-column-properties style:column-width="5.699cm"/>
    </style:style>
    <style:style style:name="Tabela3.C" style:family="table-column">
      <style:table-column-properties style:column-width="0.75cm"/>
    </style:style>
    <style:style style:name="Tabela3.D" style:family="table-column">
      <style:table-column-properties style:column-width="7.426cm"/>
    </style:style>
    <style:style style:name="Tabela3.1" style:family="table-row">
      <style:table-row-properties style:min-row-height="0.501cm" style:keep-together="true" fo:keep-together="auto"/>
    </style:style>
    <style:style style:name="Tabela3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3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3.2" style:family="table-row">
      <style:table-row-properties style:min-row-height="0.127cm" style:keep-together="true" fo:keep-together="auto"/>
    </style:style>
    <style:style style:name="Tabela3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none" style:writing-mode="lr-tb">
        <style:background-image/>
      </style:table-cell-properties>
    </style:style>
    <style:style style:name="Tabela3.C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3.D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3.3" style:family="table-row">
      <style:table-row-properties style:min-row-height="0.125cm" style:keep-together="true" fo:keep-together="auto"/>
    </style:style>
    <style:style style:name="Tabela4" style:family="table">
      <style:table-properties style:width="14.693cm" fo:margin-left="-0.025cm" table:align="left" style:writing-mode="lr-tb"/>
    </style:style>
    <style:style style:name="Tabela4.A" style:family="table-column">
      <style:table-column-properties style:column-width="0.818cm"/>
    </style:style>
    <style:style style:name="Tabela4.B" style:family="table-column">
      <style:table-column-properties style:column-width="5.699cm"/>
    </style:style>
    <style:style style:name="Tabela4.C" style:family="table-column">
      <style:table-column-properties style:column-width="8.176cm"/>
    </style:style>
    <style:style style:name="Tabela4.1" style:family="table-row">
      <style:table-row-properties style:min-row-height="0.501cm" style:keep-together="true" fo:keep-together="auto"/>
    </style:style>
    <style:style style:name="Tabela4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4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4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4.C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8" style:family="table">
      <style:table-properties style:width="14.693cm" fo:margin-left="-0.025cm" table:align="left" style:writing-mode="lr-tb"/>
    </style:style>
    <style:style style:name="Tabela8.A" style:family="table-column">
      <style:table-column-properties style:column-width="0.818cm"/>
    </style:style>
    <style:style style:name="Tabela8.B" style:family="table-column">
      <style:table-column-properties style:column-width="5.699cm"/>
    </style:style>
    <style:style style:name="Tabela8.C" style:family="table-column">
      <style:table-column-properties style:column-width="8.176cm"/>
    </style:style>
    <style:style style:name="Tabela8.1" style:family="table-row">
      <style:table-row-properties style:min-row-height="0.501cm" style:keep-together="true" fo:keep-together="auto"/>
    </style:style>
    <style:style style:name="Tabela8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8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.C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1" style:family="table">
      <style:table-properties style:width="14.693cm" fo:margin-left="-0.025cm" table:align="left" style:writing-mode="lr-tb"/>
    </style:style>
    <style:style style:name="Tabela1.A" style:family="table-column">
      <style:table-column-properties style:column-width="0.818cm"/>
    </style:style>
    <style:style style:name="Tabela1.B" style:family="table-column">
      <style:table-column-properties style:column-width="5.198cm"/>
    </style:style>
    <style:style style:name="Tabela1.C" style:family="table-column">
      <style:table-column-properties style:column-width="0.751cm"/>
    </style:style>
    <style:style style:name="Tabela1.D" style:family="table-column">
      <style:table-column-properties style:column-width="7.925cm"/>
    </style:style>
    <style:style style:name="Tabela1.1" style:family="table-row">
      <style:table-row-properties style:min-row-height="0.501cm" style:keep-together="true" fo:keep-together="auto"/>
    </style:style>
    <style:style style:name="Tabela1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1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1.2" style:family="table-row">
      <style:table-row-properties style:min-row-height="0.127cm" style:keep-together="true" fo:keep-together="auto"/>
    </style:style>
    <style:style style:name="Tabela1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none" style:writing-mode="lr-tb">
        <style:background-image/>
      </style:table-cell-properties>
    </style:style>
    <style:style style:name="Tabela1.C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1.D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1.3" style:family="table-row">
      <style:table-row-properties style:min-row-height="0.125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4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name-asian="Times New Roman" style:font-size-asian="10pt" style:font-weight-asian="bold" style:font-name-complex="Times New Roman" style:font-size-complex="11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5" style:family="paragraph" style:parent-style-name="Standard">
      <style:paragraph-properties fo:line-height="150%" fo:text-align="center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-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.071cm" fo:margin-bottom="0cm" style:snap-to-layout-grid="false"/>
      <style:text-properties fo:font-size="9pt" fo:letter-spacing="0.053cm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top="0.071cm" fo:margin-bottom="0cm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.071cm" fo:margin-bottom="0cm"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.071cm" fo:margin-bottom="0cm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.071cm" fo:margin-bottom="0cm" style:snap-to-layout-grid="false"/>
    </style:style>
    <style:style style:name="P21" style:family="paragraph" style:parent-style-name="Standard">
      <style:paragraph-properties fo:margin-top="0cm" fo:margin-bottom="0.3cm"/>
    </style:style>
    <style:style style:name="P22" style:family="paragraph" style:parent-style-name="Standard">
      <style:paragraph-properties fo:margin-top="0cm" fo:margin-bottom="0.3cm"/>
      <style:text-properties fo:font-weight="bold" style:font-weight-asian="bold"/>
    </style:style>
    <style:style style:name="P23" style:family="paragraph" style:parent-style-name="Standard">
      <style:paragraph-properties fo:margin-top="0cm" fo:margin-bottom="0.3cm"/>
      <style:text-properties fo:color="#0070c0" fo:font-style="italic" fo:font-weight="bold" style:font-style-asian="italic" style:font-weight-asian="bold"/>
    </style:style>
    <style:style style:name="P24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P25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</style:style>
    <style:style style:name="P26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color="#0070c0" fo:font-size="12pt" fo:font-style="italic" fo:font-weight="bold" style:letter-kerning="true" style:font-size-asian="12pt" style:font-style-asian="italic" style:font-weight-asian="bold" style:font-size-complex="11pt"/>
    </style:style>
    <style:style style:name="P27" style:family="paragraph" style:parent-style-name="Standard">
      <style:paragraph-properties fo:margin-left="0cm" fo:margin-right="0cm" fo:margin-top="0cm" fo:margin-bottom="0.3cm" fo:text-indent="1.251cm" style:auto-text-indent="false"/>
    </style:style>
    <style:style style:name="P28" style:family="paragraph" style:parent-style-name="Standard">
      <style:paragraph-properties fo:margin-left="0cm" fo:margin-right="0cm" fo:margin-top="0cm" fo:margin-bottom="0.3cm" fo:text-indent="1.251cm" style:auto-text-indent="false"/>
      <style:text-properties fo:font-weight="bold" style:font-weight-asian="bold"/>
    </style:style>
    <style:style style:name="P29" style:family="paragraph" style:parent-style-name="Standard">
      <style:paragraph-properties fo:margin-left="0cm" fo:margin-right="0cm" fo:text-indent="1.251cm" style:auto-text-indent="false"/>
    </style:style>
    <style:style style:name="P30" style:family="paragraph" style:parent-style-name="Standard">
      <style:paragraph-properties fo:margin-left="0cm" fo:margin-right="0cm" fo:text-indent="1.251cm" style:auto-text-indent="false"/>
      <style:text-properties fo:font-weight="bold" style:font-weight-asian="bold"/>
    </style:style>
    <style:style style:name="P31" style:family="paragraph" style:parent-style-name="Standard">
      <style:paragraph-properties fo:margin-top="0.101cm" fo:margin-bottom="0.199cm" fo:line-height="150%" fo:text-align="center" style:justify-single-word="false">
        <style:tab-stops>
          <style:tab-stop style:position="0.953cm"/>
          <style:tab-stop style:position="1.958cm"/>
          <style:tab-stop style:position="2.963cm"/>
          <style:tab-stop style:position="12.97cm" style:type="center" style:leader-style="solid" style:leader-text="-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top="0.101cm" fo:margin-bottom="0.199cm" fo:line-height="150%">
        <style:tab-stops>
          <style:tab-stop style:position="0.953cm"/>
          <style:tab-stop style:position="1.958cm"/>
          <style:tab-stop style:position="2.963cm"/>
          <style:tab-stop style:position="12.97cm" style:type="center" style:leader-style="solid" style:leader-text="-"/>
        </style:tab-stops>
      </style:paragraph-properties>
      <style:text-properties fo:font-weight="bold" style:letter-kerning="true" style:font-weight-asian="bold" style:font-size-complex="11pt" style:font-weight-complex="bold"/>
    </style:style>
    <style:style style:name="P33" style:family="paragraph" style:parent-style-name="Text_20_body">
      <style:text-properties fo:font-weight="bold" style:font-weight-asian="bold"/>
    </style:style>
    <style:style style:name="P34" style:family="paragraph" style:parent-style-name="texto">
      <style:paragraph-properties fo:margin-left="1.249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P35" style:family="paragraph" style:parent-style-name="Text_20_body">
      <style:text-properties fo:font-weight="bold" style:font-weight-asian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37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38" style:family="paragraph" style:parent-style-name="Standard">
      <style:paragraph-properties fo:margin-top="0cm" fo:margin-bottom="0.3cm"/>
      <style:text-properties fo:font-weight="bold" style:font-weight-asian="bold"/>
    </style:style>
    <style:style style:name="P39" style:family="paragraph" style:parent-style-name="Standard">
      <style:paragraph-properties fo:margin-left="0cm" fo:margin-right="0cm" fo:margin-top="0cm" fo:margin-bottom="0.3cm" fo:text-indent="1.251cm" style:auto-text-indent="false"/>
      <style:text-properties fo:font-weight="bold" style:font-weight-asian="bold"/>
    </style:style>
    <style:style style:name="T1" style:family="text">
      <style:text-properties fo:font-size="12pt" fo:font-weight="bold" style:letter-kerning="true" style:font-size-asian="12pt" style:font-weight-asian="bold" style:font-size-complex="11pt"/>
    </style:style>
    <style:style style:name="T2" style:family="text">
      <style:text-properties fo:font-size="10pt" fo:letter-spacing="0.053cm" fo:font-weight="bold" style:font-size-asian="10pt" style:font-weight-asian="bold" style:font-size-complex="10pt"/>
    </style:style>
    <style:style style:name="T3" style:family="text">
      <style:text-properties fo:font-size="10pt" fo:letter-spacing="0.053cm" fo:font-weight="bold" style:font-size-asian="10pt" style:font-weight-asian="bold" style:font-size-complex="10pt" style:font-weight-complex="bold"/>
    </style:style>
    <style:style style:name="T4" style:family="text">
      <style:text-properties fo:font-size="10pt" fo:letter-spacing="0.053cm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5" style:family="text">
      <style:text-properties fo:font-size="10pt" fo:letter-spacing="0.049cm" fo:font-weight="bold" style:letter-kerning="true" style:font-size-asian="10pt" style:font-weight-asian="bold" style:font-size-complex="10pt"/>
    </style:style>
    <style:style style:name="T6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7" style:family="text">
      <style:text-properties fo:font-weight="bold" style:font-weight-asian="bold"/>
    </style:style>
    <style:style style:name="T8" style:family="text">
      <style:text-properties fo:color="#0070c0" fo:font-size="12pt" fo:font-style="italic" fo:font-weight="bold" style:letter-kerning="true" style:font-size-asian="12pt" style:font-style-asian="italic" style:font-weight-asian="bold" style:font-size-complex="11pt"/>
    </style:style>
    <style:style style:name="T9" style:family="text">
      <style:text-properties fo:color="#0070c0"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LANO DE INSERÇÃO</text:p>
      <text:p text:style-name="P32">1 – Identificação</text:p>
      <table:table table:name="Tabela80" table:style-name="Tabela80">
        <table:table-column table:style-name="Tabela80.A"/>
        <table:table-column table:style-name="Tabela80.B"/>
        <table:table-column table:style-name="Tabela80.C"/>
        <table:table-column table:style-name="Tabela80.D"/>
        <table:table-row table:style-name="Tabela80.1">
          <table:table-cell table:style-name="Tabela80.A1" office:value-type="string">
            <text:p text:style-name="P9"><text:span text:style-name="T2">Área </text:span><text:span text:style-name="T5">Requisitante</text:span><text:span text:style-name="T2"> da Solução:</text:span></text:p>
          </table:table-cell>
          <table:table-cell table:style-name="Tabela8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ela80.1">
          <table:table-cell table:style-name="Tabela80.A2" office:value-type="string">
            <text:p text:style-name="P17">Contratada:</text:p>
          </table:table-cell>
          <table:table-cell table:style-name="Tabela80.B2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ela80.1">
          <table:table-cell table:style-name="Tabela80.A2" office:value-type="string">
            <text:p text:style-name="P17">Nome do Projeto:</text:p>
          </table:table-cell>
          <table:table-cell table:style-name="Tabela80.B3" office:value-type="string">
            <text:p text:style-name="P19"/>
          </table:table-cell>
          <table:table-cell table:style-name="Tabela80.A2" office:value-type="string">
            <text:p text:style-name="P20"><text:span text:style-name="T3">Contrato N</text:span><text:span text:style-name="T4">°</text:span><text:span text:style-name="T3">:</text:span></text:p>
          </table:table-cell>
          <table:table-cell table:style-name="Tabela80.B2" office:value-type="string">
            <text:p text:style-name="P19"/>
          </table:table-cell>
        </table:table-row>
      </table:table>
      <text:p text:style-name="Standard"/>
      <text:p text:style-name="P24">2 – Visão Geral do Projeto</text:p>
      <text:p text:style-name="P24"/>
      <text:p text:style-name="P24"/>
      <text:p text:style-name="P24"/>
      <text:p text:style-name="P24"><text:tab/>2.1 – Justificativa da Contratação</text:p>
      <text:p text:style-name="P24"/>
      <text:p text:style-name="P24"/>
      <text:p text:style-name="P24"><text:tab/>2.2 – Objetivos da Contratação</text:p>
      <text:p text:style-name="P25"><text:span text:style-name="T1"><text:tab/><text:tab/>2.2.1 – </text:span><text:span text:style-name="T8">&lt;objetivo&gt;</text:span></text:p>
      <text:p text:style-name="P26"/>
      <text:p text:style-name="P25"><text:span text:style-name="T8"><text:tab/><text:tab/></text:span><text:span text:style-name="T1">2.2.2 – </text:span><text:span text:style-name="T8">&lt;objetivo&gt;</text:span></text:p>
      <text:p text:style-name="P26"/>
      <text:p text:style-name="P25"><text:span text:style-name="T8"><text:tab/><text:tab/></text:span><text:span text:style-name="T1">2.2.3 – </text:span><text:span text:style-name="T8">&lt;objetivo&gt;</text:span></text:p>
      <text:p text:style-name="P26"/>
      <text:p text:style-name="P25"><text:span text:style-name="T8"><text:tab/><text:tab/></text:span><text:span text:style-name="T1">2.2. ... – </text:span><text:span text:style-name="T8">&lt;objetivo&gt;</text:span></text:p>
      <text:p text:style-name="Standard"/>
      <text:p text:style-name="P24"/>
      <text:p text:style-name="P24">3 – Metodologia de Trabalho</text:p>
      <text:p text:style-name="P34">3.1 – Forma de Encaminhamento das Ordens de Serviço ou de Fornecimento de Bens</text:p>
      <text:p text:style-name="Standard"/>
      <text:p text:style-name="Standard"/>
      <text:p text:style-name="Standard"/>
      <text:p text:style-name="Standard"/>
      <text:p text:style-name="Text_20_body"><text:tab/><text:span text:style-name="T7">3.2 – Execução do Projeto</text:span></text:p>
      <text:p text:style-name="P33"/>
      <text:p text:style-name="P33"/>
      <text:p text:style-name="P33"/>
      <text:p text:style-name="P33"/>
      <text:p text:style-name="P33"/>
      <text:p text:style-name="P33"><text:soft-page-break/><text:tab/>3.3 – Ferramentas de Controle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Id</text:p>
          </table:table-cell>
          <table:table-cell table:style-name="Tabela1.A1" office:value-type="string">
            <text:p text:style-name="P1">Ferramenta</text:p>
          </table:table-cell>
          <table:table-cell table:style-name="Tabela1.C1" table:number-columns-spanned="2" office:value-type="string">
            <text:p text:style-name="P1">Controles</text:p>
          </table:table-cell>
          <table:covered-table-cell/>
        </table:table-row>
        <table:table-row table:style-name="Tabela1.2">
          <table:table-cell table:style-name="Tabela1.A2" table:number-rows-spanned="4" office:value-type="string">
            <text:p text:style-name="P1">1</text:p>
          </table:table-cell>
          <table:table-cell table:style-name="Tabela1.A2" table:number-rows-spanned="4" office:value-type="string">
            <text:p text:style-name="P1"/>
          </table:table-cell>
          <table:table-cell table:style-name="Tabela1.C2" office:value-type="string">
            <text:p text:style-name="P1">1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2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3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...</text:p>
          </table:table-cell>
          <table:table-cell table:style-name="Tabela1.D2" office:value-type="string">
            <text:p text:style-name="P37"/>
          </table:table-cell>
        </table:table-row>
        <table:table-row table:style-name="Tabela1.2">
          <table:table-cell table:style-name="Tabela1.A2" table:number-rows-spanned="4" office:value-type="string">
            <text:p text:style-name="P1">2</text:p>
          </table:table-cell>
          <table:table-cell table:style-name="Tabela1.A2" table:number-rows-spanned="4" office:value-type="string">
            <text:p text:style-name="P1"/>
          </table:table-cell>
          <table:table-cell table:style-name="Tabela1.C2" office:value-type="string">
            <text:p text:style-name="P1">1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2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3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...</text:p>
          </table:table-cell>
          <table:table-cell table:style-name="Tabela1.D2" office:value-type="string">
            <text:p text:style-name="P37"/>
          </table:table-cell>
        </table:table-row>
        <table:table-row table:style-name="Tabela1.2">
          <table:table-cell table:style-name="Tabela1.A2" table:number-rows-spanned="4" office:value-type="string">
            <text:p text:style-name="P1">3</text:p>
          </table:table-cell>
          <table:table-cell table:style-name="Tabela1.A2" table:number-rows-spanned="4" office:value-type="string">
            <text:p text:style-name="P1"/>
          </table:table-cell>
          <table:table-cell table:style-name="Tabela1.C2" office:value-type="string">
            <text:p text:style-name="P1">1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2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3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...</text:p>
          </table:table-cell>
          <table:table-cell table:style-name="Tabela1.D2" office:value-type="string">
            <text:p text:style-name="P37"/>
          </table:table-cell>
        </table:table-row>
        <table:table-row table:style-name="Tabela1.2">
          <table:table-cell table:style-name="Tabela1.A2" table:number-rows-spanned="4" office:value-type="string">
            <text:p text:style-name="P1">...</text:p>
          </table:table-cell>
          <table:table-cell table:style-name="Tabela1.A2" table:number-rows-spanned="4" office:value-type="string">
            <text:p text:style-name="P1"/>
          </table:table-cell>
          <table:table-cell table:style-name="Tabela1.C2" office:value-type="string">
            <text:p text:style-name="P1">1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2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3</text:p>
          </table:table-cell>
          <table:table-cell table:style-name="Tabela1.D2" office:value-type="string">
            <text:p text:style-name="P37"/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">...</text:p>
          </table:table-cell>
          <table:table-cell table:style-name="Tabela1.D2" office:value-type="string">
            <text:p text:style-name="P37"/>
          </table:table-cell>
        </table:table-row>
      </table:table>
      <text:p text:style-name="P33"/>
      <text:p text:style-name="P22">4 – Execução do Contrato</text:p>
      <text:p text:style-name="P22"><text:tab/>4.1 – Papéis e Responsabilidades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">Id</text:p>
          </table:table-cell>
          <table:table-cell table:style-name="Tabela3.A1" office:value-type="string">
            <text:p text:style-name="P1">Papel</text:p>
          </table:table-cell>
          <table:table-cell table:style-name="Tabela3.C1" table:number-columns-spanned="2" office:value-type="string">
            <text:p text:style-name="P1">Responsabilidades</text:p>
          </table:table-cell>
          <table:covered-table-cell/>
        </table:table-row>
        <table:table-row table:style-name="Tabela3.2">
          <table:table-cell table:style-name="Tabela3.A2" table:number-rows-spanned="4" office:value-type="string">
            <text:p text:style-name="P1">1</text:p>
          </table:table-cell>
          <table:table-cell table:style-name="Tabela3.A2" table:number-rows-spanned="4" office:value-type="string">
            <text:p text:style-name="P1"/>
          </table:table-cell>
          <table:table-cell table:style-name="Tabela3.C2" office:value-type="string">
            <text:p text:style-name="P1">1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2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3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...</text:p>
          </table:table-cell>
          <table:table-cell table:style-name="Tabela3.D2" office:value-type="string">
            <text:p text:style-name="P37"/>
          </table:table-cell>
        </table:table-row>
        <table:table-row table:style-name="Tabela3.2">
          <table:table-cell table:style-name="Tabela3.A2" table:number-rows-spanned="4" office:value-type="string">
            <text:p text:style-name="P1">2</text:p>
          </table:table-cell>
          <table:table-cell table:style-name="Tabela3.A2" table:number-rows-spanned="4" office:value-type="string">
            <text:p text:style-name="P1"/>
          </table:table-cell>
          <table:table-cell table:style-name="Tabela3.C2" office:value-type="string">
            <text:p text:style-name="P1">1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2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3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...</text:p>
          </table:table-cell>
          <table:table-cell table:style-name="Tabela3.D2" office:value-type="string">
            <text:p text:style-name="P37"/>
          </table:table-cell>
        </table:table-row>
        <table:table-row table:style-name="Tabela3.2">
          <table:table-cell table:style-name="Tabela3.A2" table:number-rows-spanned="4" office:value-type="string">
            <text:p text:style-name="P1">3</text:p>
          </table:table-cell>
          <table:table-cell table:style-name="Tabela3.A2" table:number-rows-spanned="4" office:value-type="string">
            <text:p text:style-name="P1"/>
          </table:table-cell>
          <table:table-cell table:style-name="Tabela3.C2" office:value-type="string">
            <text:p text:style-name="P1">1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2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3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...</text:p>
          </table:table-cell>
          <table:table-cell table:style-name="Tabela3.D2" office:value-type="string">
            <text:p text:style-name="P37"/>
          </table:table-cell>
        </table:table-row>
        <table:table-row table:style-name="Tabela3.2">
          <table:table-cell table:style-name="Tabela3.A2" table:number-rows-spanned="4" office:value-type="string">
            <text:p text:style-name="P1">...</text:p>
          </table:table-cell>
          <table:table-cell table:style-name="Tabela3.A2" table:number-rows-spanned="4" office:value-type="string">
            <text:p text:style-name="P1"/>
          </table:table-cell>
          <table:table-cell table:style-name="Tabela3.C2" office:value-type="string">
            <text:p text:style-name="P1">1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2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3</text:p>
          </table:table-cell>
          <table:table-cell table:style-name="Tabela3.D2" office:value-type="string">
            <text:p text:style-name="P37"/>
          </table:table-cell>
        </table:table-row>
        <table:table-row table:style-name="Tabela3.3">
          <table:covered-table-cell/>
          <table:covered-table-cell/>
          <table:table-cell table:style-name="Tabela3.C2" office:value-type="string">
            <text:p text:style-name="P1">...</text:p>
          </table:table-cell>
          <table:table-cell table:style-name="Tabela3.D2" office:value-type="string">
            <text:p text:style-name="P37"/>
          </table:table-cell>
        </table:table-row>
      </table:table>
      <text:p text:style-name="P22"/>
      <text:p text:style-name="P22"><text:tab/>4.2 – Partes Interessadas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">Id</text:p>
          </table:table-cell>
          <table:table-cell table:style-name="Tabela4.A1" office:value-type="string">
            <text:p text:style-name="P1">Área/Órgão/Setor</text:p>
          </table:table-cell>
          <table:table-cell table:style-name="Tabela4.C1" office:value-type="string">
            <text:p text:style-name="P1">Impacto</text:p>
          </table:table-cell>
        </table:table-row>
        <table:table-row table:style-name="Tabela4.1">
          <table:table-cell table:style-name="Tabela4.A2" office:value-type="string">
            <text:p text:style-name="P1">1</text:p>
          </table:table-cell>
          <table:table-cell table:style-name="Tabela4.A2" office:value-type="string">
            <text:p text:style-name="P1"/>
          </table:table-cell>
          <table:table-cell table:style-name="Tabela4.C2" office:value-type="string">
            <text:p text:style-name="P37"/>
          </table:table-cell>
        </table:table-row>
        <table:table-row table:style-name="Tabela4.1">
          <table:table-cell table:style-name="Tabela4.A2" office:value-type="string">
            <text:p text:style-name="P1">2</text:p>
          </table:table-cell>
          <table:table-cell table:style-name="Tabela4.A2" office:value-type="string">
            <text:p text:style-name="P1"/>
          </table:table-cell>
          <table:table-cell table:style-name="Tabela4.C2" office:value-type="string">
            <text:p text:style-name="P37"/>
          </table:table-cell>
        </table:table-row>
        <table:table-row table:style-name="Tabela4.1">
          <table:table-cell table:style-name="Tabela4.A2" office:value-type="string">
            <text:p text:style-name="P1">3</text:p>
          </table:table-cell>
          <table:table-cell table:style-name="Tabela4.A2" office:value-type="string">
            <text:p text:style-name="P1"/>
          </table:table-cell>
          <table:table-cell table:style-name="Tabela4.C2" office:value-type="string">
            <text:p text:style-name="P37"/>
          </table:table-cell>
        </table:table-row>
        <table:table-row table:style-name="Tabela4.1">
          <table:table-cell table:style-name="Tabela4.A2" office:value-type="string">
            <text:p text:style-name="P1">...</text:p>
          </table:table-cell>
          <table:table-cell table:style-name="Tabela4.A2" office:value-type="string">
            <text:p text:style-name="P1"/>
          </table:table-cell>
          <table:table-cell table:style-name="Tabela4.C2" office:value-type="string">
            <text:p text:style-name="P37"/>
          </table:table-cell>
        </table:table-row>
      </table:table>
      <text:p text:style-name="P22"><text:tab/><text:tab/></text:p>
      <text:p text:style-name="P22"><text:tab/>4.3 – Fatores Críticos de Sucesso</text:p>
      <text:p text:style-name="P21"><text:span text:style-name="T7"><text:tab/><text:tab/>4.3.1 – </text:span><text:span text:style-name="T9">&lt;fator&gt;</text:span></text:p>
      <text:p text:style-name="P22"/>
      <text:p text:style-name="P21"><text:span text:style-name="T7"><text:tab/><text:tab/>4.3.2 – </text:span><text:span text:style-name="T9">&lt;fator&gt;</text:span></text:p>
      <text:p text:style-name="P22"><text:soft-page-break/></text:p>
      <text:p text:style-name="P21"><text:span text:style-name="T7"><text:tab/><text:tab/>4.3.3 – </text:span><text:span text:style-name="T9">&lt;fator&gt;</text:span></text:p>
      <text:p text:style-name="P22"/>
      <text:p text:style-name="P21"><text:span text:style-name="T7"><text:tab/><text:tab/>4.3. ... – </text:span><text:span text:style-name="T9">&lt;fator&gt;</text:span></text:p>
      <text:p text:style-name="P22"/>
      <text:p text:style-name="P22"><text:tab/>4.4 – Premissas da Contratação</text:p>
      <text:p text:style-name="P21"><text:span text:style-name="T7"><text:tab/><text:tab/>4.4.1 – </text:span><text:span text:style-name="T9">&lt;premissa&gt;</text:span></text:p>
      <text:p text:style-name="P22"/>
      <text:p text:style-name="P21"><text:span text:style-name="T7"><text:tab/><text:tab/>4.4.2 – </text:span><text:span text:style-name="T9">&lt;premissa&gt;</text:span></text:p>
      <text:p text:style-name="P22"/>
      <text:p text:style-name="P21"><text:span text:style-name="T7"><text:tab/><text:tab/>4.4.3 – </text:span><text:span text:style-name="T9">&lt;premissa&gt;</text:span></text:p>
      <text:p text:style-name="P22"/>
      <text:p text:style-name="P21"><text:span text:style-name="T7"><text:tab/><text:tab/>4.4. ... – </text:span><text:span text:style-name="T9">&lt;premissa&gt;</text:span></text:p>
      <text:p text:style-name="P23"/>
      <text:p text:style-name="P22"><text:tab/>4.5 – Restrições da Contratação</text:p>
      <text:p text:style-name="P21"><text:span text:style-name="T7"><text:tab/><text:tab/>4.3.1 – </text:span><text:span text:style-name="T9">&lt;restrição&gt;</text:span></text:p>
      <text:p text:style-name="P22"/>
      <text:p text:style-name="P21"><text:span text:style-name="T7"><text:tab/><text:tab/>4.3.2 – </text:span><text:span text:style-name="T9">&lt;restrição&gt;</text:span></text:p>
      <text:p text:style-name="P22"/>
      <text:p text:style-name="P21"><text:span text:style-name="T7"><text:tab/><text:tab/>4.3.3 – </text:span><text:span text:style-name="T9">&lt;restrição&gt;</text:span></text:p>
      <text:p text:style-name="P22"/>
      <text:p text:style-name="P21"><text:span text:style-name="T7"><text:tab/><text:tab/>4.3. ... – </text:span><text:span text:style-name="T9">&lt;restrição&gt;</text:span></text:p>
      <text:p text:style-name="P22"/>
      <text:p text:style-name="P22"><text:tab/>4.6 – Entregas Planejadas</text:p>
      <table:table table:name="Tabela81" table:style-name="Tabela81">
        <table:table-column table:style-name="Tabela81.A"/>
        <table:table-column table:style-name="Tabela81.B"/>
        <table:table-column table:style-name="Tabela81.C"/>
        <table:table-column table:style-name="Tabela81.D"/>
        <table:table-column table:style-name="Tabela81.E"/>
        <table:table-row table:style-name="Tabela81.1">
          <table:table-cell table:style-name="Tabela81.A1" office:value-type="string">
            <text:p text:style-name="P5">Id</text:p>
          </table:table-cell>
          <table:table-cell table:style-name="Tabela81.A1" office:value-type="string">
            <text:p text:style-name="P1">Entrega</text:p>
          </table:table-cell>
          <table:table-cell table:style-name="Tabela81.A1" office:value-type="string">
            <text:p text:style-name="P1">Marco</text:p>
          </table:table-cell>
          <table:table-cell table:style-name="Tabela81.A1" office:value-type="string">
            <text:p text:style-name="P1">Duração</text:p>
          </table:table-cell>
          <table:table-cell table:style-name="Tabela81.E1" office:value-type="string">
            <text:p text:style-name="P1">Data de Entrega</text:p>
          </table:table-cell>
        </table:table-row>
        <table:table-row table:style-name="Tabela81.1">
          <table:table-cell table:style-name="Tabela81.A2" office:value-type="string">
            <text:p text:style-name="P1">1</text:p>
          </table:table-cell>
          <table:table-cell table:style-name="Tabela81.A2" office:value-type="string">
            <text:p text:style-name="P1"/>
          </table:table-cell>
          <table:table-cell table:style-name="Tabela81.A2" office:value-type="string">
            <text:p text:style-name="P5">√</text:p>
          </table:table-cell>
          <table:table-cell table:style-name="Tabela81.A2" office:value-type="string">
            <text:p text:style-name="P1"/>
          </table:table-cell>
          <table:table-cell table:style-name="Tabela81.E2" office:value-type="string">
            <text:p text:style-name="P1"/>
          </table:table-cell>
        </table:table-row>
        <table:table-row table:style-name="Tabela81.1">
          <table:table-cell table:style-name="Tabela81.A2" office:value-type="string">
            <text:p text:style-name="P1">2</text:p>
          </table:table-cell>
          <table:table-cell table:style-name="Tabela81.A2" office:value-type="string">
            <text:p text:style-name="P1"/>
          </table:table-cell>
          <table:table-cell table:style-name="Tabela81.A2" office:value-type="string">
            <text:p text:style-name="P1"/>
          </table:table-cell>
          <table:table-cell table:style-name="Tabela81.A2" office:value-type="string">
            <text:p text:style-name="P1"/>
          </table:table-cell>
          <table:table-cell table:style-name="Tabela81.E2" office:value-type="string">
            <text:p text:style-name="P1"/>
          </table:table-cell>
        </table:table-row>
        <table:table-row table:style-name="Tabela81.1">
          <table:table-cell table:style-name="Tabela81.A2" office:value-type="string">
            <text:p text:style-name="P1">3</text:p>
          </table:table-cell>
          <table:table-cell table:style-name="Tabela81.A2" office:value-type="string">
            <text:p text:style-name="P1"/>
          </table:table-cell>
          <table:table-cell table:style-name="Tabela81.A2" office:value-type="string">
            <text:p text:style-name="P5">√</text:p>
          </table:table-cell>
          <table:table-cell table:style-name="Tabela81.A2" office:value-type="string">
            <text:p text:style-name="P1"/>
          </table:table-cell>
          <table:table-cell table:style-name="Tabela81.E2" office:value-type="string">
            <text:p text:style-name="P1"/>
          </table:table-cell>
        </table:table-row>
        <table:table-row table:style-name="Tabela81.1">
          <table:table-cell table:style-name="Tabela81.A2" office:value-type="string">
            <text:p text:style-name="P1">...</text:p>
          </table:table-cell>
          <table:table-cell table:style-name="Tabela81.A2" office:value-type="string">
            <text:p text:style-name="P1"/>
          </table:table-cell>
          <table:table-cell table:style-name="Tabela81.A2" office:value-type="string">
            <text:p text:style-name="P5"/>
          </table:table-cell>
          <table:table-cell table:style-name="Tabela81.A2" office:value-type="string">
            <text:p text:style-name="P1"/>
          </table:table-cell>
          <table:table-cell table:style-name="Tabela81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><text:tab/><text:span text:style-name="T7">4.7 – Infraestrutura a Ser Disponibilizada à Contratada</text:span></text:p>
      <text:p text:style-name="P12"/>
      <table:table table:name="Tabela82" table:style-name="Tabela82">
        <table:table-column table:style-name="Tabela82.A"/>
        <table:table-column table:style-name="Tabela82.B"/>
        <table:table-column table:style-name="Tabela82.C"/>
        <table:table-column table:style-name="Tabela82.D"/>
        <table:table-row table:style-name="Tabela82.1">
          <table:table-cell table:style-name="Tabela82.A1" office:value-type="string">
            <text:p text:style-name="P1">Id</text:p>
          </table:table-cell>
          <table:table-cell table:style-name="Tabela82.A1" office:value-type="string">
            <text:p text:style-name="P1">Recurso</text:p>
          </table:table-cell>
          <table:table-cell table:style-name="Tabela82.A1" office:value-type="string">
            <text:p text:style-name="P1">Início</text:p>
          </table:table-cell>
          <table:table-cell table:style-name="Tabela82.D1" office:value-type="string">
            <text:p text:style-name="P1">Fim</text:p>
          </table:table-cell>
        </table:table-row>
        <table:table-row table:style-name="Tabela82.1">
          <table:table-cell table:style-name="Tabela82.A2" office:value-type="string">
            <text:p text:style-name="P1">1</text:p>
          </table:table-cell>
          <table:table-cell table:style-name="Tabela82.A2" office:value-type="string">
            <text:p text:style-name="P2"/>
          </table:table-cell>
          <table:table-cell table:style-name="Tabela82.A2" office:value-type="string">
            <text:p text:style-name="P1"/>
          </table:table-cell>
          <table:table-cell table:style-name="Tabela82.D2" office:value-type="string">
            <text:p text:style-name="P1"/>
          </table:table-cell>
        </table:table-row>
        <table:table-row table:style-name="Tabela82.1">
          <table:table-cell table:style-name="Tabela82.A2" office:value-type="string">
            <text:p text:style-name="P1">2</text:p>
          </table:table-cell>
          <table:table-cell table:style-name="Tabela82.A2" office:value-type="string">
            <text:p text:style-name="P2"/>
          </table:table-cell>
          <table:table-cell table:style-name="Tabela82.A2" office:value-type="string">
            <text:p text:style-name="P1"/>
          </table:table-cell>
          <table:table-cell table:style-name="Tabela82.D2" office:value-type="string">
            <text:p text:style-name="P1"/>
          </table:table-cell>
        </table:table-row>
        <text:soft-page-break/>
        <table:table-row table:style-name="Tabela82.1">
          <table:table-cell table:style-name="Tabela82.A2" office:value-type="string">
            <text:p text:style-name="P1">3</text:p>
          </table:table-cell>
          <table:table-cell table:style-name="Tabela82.A2" office:value-type="string">
            <text:p text:style-name="P2"/>
          </table:table-cell>
          <table:table-cell table:style-name="Tabela82.A2" office:value-type="string">
            <text:p text:style-name="P1"/>
          </table:table-cell>
          <table:table-cell table:style-name="Tabela82.D2" office:value-type="string">
            <text:p text:style-name="P1"/>
          </table:table-cell>
        </table:table-row>
        <table:table-row table:style-name="Tabela82.1">
          <table:table-cell table:style-name="Tabela82.A2" office:value-type="string">
            <text:p text:style-name="P1">...</text:p>
          </table:table-cell>
          <table:table-cell table:style-name="Tabela82.A2" office:value-type="string">
            <text:p text:style-name="P2"/>
          </table:table-cell>
          <table:table-cell table:style-name="Tabela82.A2" office:value-type="string">
            <text:p text:style-name="P1"/>
          </table:table-cell>
          <table:table-cell table:style-name="Tabela82.D2" office:value-type="string">
            <text:p text:style-name="P1"/>
          </table:table-cell>
        </table:table-row>
      </table:table>
      <text:p text:style-name="P12"/>
      <text:p text:style-name="P28">4.8 – Indicadores de Qualidade</text:p>
      <table:table table:name="Tabela83" table:style-name="Tabela83">
        <table:table-column table:style-name="Tabela83.A"/>
        <table:table-column table:style-name="Tabela83.B"/>
        <table:table-column table:style-name="Tabela83.C"/>
        <table:table-row table:style-name="Tabela83.1">
          <table:table-cell table:style-name="Tabela83.A1" office:value-type="string">
            <text:p text:style-name="P5">Id</text:p>
          </table:table-cell>
          <table:table-cell table:style-name="Tabela83.A1" office:value-type="string">
            <text:p text:style-name="P1">Indicador</text:p>
          </table:table-cell>
          <table:table-cell table:style-name="Tabela83.C1" office:value-type="string">
            <text:p text:style-name="P1">Métrica</text:p>
          </table:table-cell>
        </table:table-row>
        <table:table-row table:style-name="Tabela83.1">
          <table:table-cell table:style-name="Tabela83.A2" office:value-type="string">
            <text:p text:style-name="P1">1</text:p>
          </table:table-cell>
          <table:table-cell table:style-name="Tabela83.A2" office:value-type="string">
            <text:p text:style-name="P2"/>
          </table:table-cell>
          <table:table-cell table:style-name="Tabela83.C2" office:value-type="string">
            <text:p text:style-name="P2"/>
          </table:table-cell>
        </table:table-row>
        <table:table-row table:style-name="Tabela83.1">
          <table:table-cell table:style-name="Tabela83.A2" office:value-type="string">
            <text:p text:style-name="P1">2</text:p>
          </table:table-cell>
          <table:table-cell table:style-name="Tabela83.A2" office:value-type="string">
            <text:p text:style-name="P2"/>
          </table:table-cell>
          <table:table-cell table:style-name="Tabela83.C2" office:value-type="string">
            <text:p text:style-name="P2"/>
          </table:table-cell>
        </table:table-row>
        <table:table-row table:style-name="Tabela83.1">
          <table:table-cell table:style-name="Tabela83.A2" office:value-type="string">
            <text:p text:style-name="P1">3</text:p>
          </table:table-cell>
          <table:table-cell table:style-name="Tabela83.A2" office:value-type="string">
            <text:p text:style-name="P2"/>
          </table:table-cell>
          <table:table-cell table:style-name="Tabela83.C2" office:value-type="string">
            <text:p text:style-name="P2"/>
          </table:table-cell>
        </table:table-row>
        <table:table-row table:style-name="Tabela83.1">
          <table:table-cell table:style-name="Tabela83.A2" office:value-type="string">
            <text:p text:style-name="P1">...</text:p>
          </table:table-cell>
          <table:table-cell table:style-name="Tabela83.A2" office:value-type="string">
            <text:p text:style-name="P2"/>
          </table:table-cell>
          <table:table-cell table:style-name="Tabela83.C2" office:value-type="string">
            <text:p text:style-name="P2"/>
          </table:table-cell>
        </table:table-row>
      </table:table>
      <text:p text:style-name="P30"/>
      <text:p text:style-name="P28">4.9 – Resultados Esperad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">Id</text:p>
          </table:table-cell>
          <table:table-cell table:style-name="Tabela8.A1" office:value-type="string">
            <text:p text:style-name="P1">Entrega</text:p>
          </table:table-cell>
          <table:table-cell table:style-name="Tabela8.C1" office:value-type="string">
            <text:p text:style-name="P1">Benefícios</text:p>
          </table:table-cell>
        </table:table-row>
        <table:table-row table:style-name="Tabela8.1">
          <table:table-cell table:style-name="Tabela8.A2" office:value-type="string">
            <text:p text:style-name="P1">1</text:p>
          </table:table-cell>
          <table:table-cell table:style-name="Tabela8.A2" office:value-type="string">
            <text:p text:style-name="P1"/>
          </table:table-cell>
          <table:table-cell table:style-name="Tabela8.C2" office:value-type="string">
            <text:p text:style-name="P37"/>
          </table:table-cell>
        </table:table-row>
        <table:table-row table:style-name="Tabela8.1">
          <table:table-cell table:style-name="Tabela8.A2" office:value-type="string">
            <text:p text:style-name="P1">2</text:p>
          </table:table-cell>
          <table:table-cell table:style-name="Tabela8.A2" office:value-type="string">
            <text:p text:style-name="P1"/>
          </table:table-cell>
          <table:table-cell table:style-name="Tabela8.C2" office:value-type="string">
            <text:p text:style-name="P37"/>
          </table:table-cell>
        </table:table-row>
        <table:table-row table:style-name="Tabela8.1">
          <table:table-cell table:style-name="Tabela8.A2" office:value-type="string">
            <text:p text:style-name="P1">3</text:p>
          </table:table-cell>
          <table:table-cell table:style-name="Tabela8.A2" office:value-type="string">
            <text:p text:style-name="P1"/>
          </table:table-cell>
          <table:table-cell table:style-name="Tabela8.C2" office:value-type="string">
            <text:p text:style-name="P37"/>
          </table:table-cell>
        </table:table-row>
        <table:table-row table:style-name="Tabela8.1">
          <table:table-cell table:style-name="Tabela8.A2" office:value-type="string">
            <text:p text:style-name="P1">...</text:p>
          </table:table-cell>
          <table:table-cell table:style-name="Tabela8.A2" office:value-type="string">
            <text:p text:style-name="P1"/>
          </table:table-cell>
          <table:table-cell table:style-name="Tabela8.C2" office:value-type="string">
            <text:p text:style-name="P37"/>
          </table:table-cell>
        </table:table-row>
      </table:table>
      <text:p text:style-name="Standard"/>
      <text:p text:style-name="Standard"/>
      <text:p text:style-name="P12">5 – Instruções Complementares</text:p>
      <text:p text:style-name="P12"/>
      <text:p text:style-name="P12"/>
      <text:p text:style-name="P12"/>
      <text:p text:style-name="P12"/>
      <table:table table:name="Tabela84" table:style-name="Tabela84">
        <table:table-column table:style-name="Tabela84.A"/>
        <table:table-column table:style-name="Tabela84.B"/>
        <table:table-column table:style-name="Tabela84.C"/>
        <table:table-row table:style-name="Tabela84.1">
          <table:table-cell table:style-name="Tabela84.A1" table:number-columns-spanned="3" office:value-type="string">
            <text:p text:style-name="P14">Fiscais do Contrato</text:p>
          </table:table-cell>
          <table:covered-table-cell/>
          <table:covered-table-cell/>
        </table:table-row>
        <table:table-row table:style-name="Tabela84.1">
          <table:table-cell table:style-name="Tabela84.A2" office:value-type="string">
            <text:p text:style-name="P18">Fiscal</text:p>
            <text:p text:style-name="P3">Técnico</text:p>
          </table:table-cell>
          <table:table-cell table:style-name="Tabela84.B2" office:value-type="string">
            <text:p text:style-name="P18">Fiscal</text:p>
            <text:p text:style-name="P3">Requisitante</text:p>
          </table:table-cell>
          <table:table-cell table:style-name="Tabela84.B2" office:value-type="string">
            <text:p text:style-name="P18">Fiscal</text:p>
            <text:p text:style-name="P3">Administrativo</text:p>
          </table:table-cell>
        </table:table-row>
        <table:table-row table:style-name="Tabela84.3">
          <table:table-cell table:style-name="Tabela84.A3" office:value-type="string">
            <text:p text:style-name="P4"/>
            <text:p text:style-name="P4"/>
            <text:p text:style-name="P4"/>
            <text:p text:style-name="P4"/>
            <text:p text:style-name="P6">______________________</text:p>
            <text:p text:style-name="P8">&lt;Nome&gt;</text:p>
            <text:p text:style-name="P11"><text:span text:style-name="T2">Matrícula: </text:span><text:span text:style-name="T6">&lt;Matr.&gt;</text:span></text:p>
            <text:p text:style-name="P4"/>
          </table:table-cell>
          <table:table-cell table:style-name="Tabela84.A3" office:value-type="string">
            <text:p text:style-name="P6"/>
            <text:p text:style-name="P6"/>
            <text:p text:style-name="P6"/>
            <text:p text:style-name="P6">______________________</text:p>
            <text:p text:style-name="P8">&lt;Nome&gt;</text:p>
            <text:p text:style-name="P11"><text:span text:style-name="T2">Matrícula: </text:span><text:span text:style-name="T6">&lt;Matr.&gt;</text:span></text:p>
          </table:table-cell>
          <table:table-cell table:style-name="Tabela84.A3" office:value-type="string">
            <text:p text:style-name="P6"/>
            <text:p text:style-name="P6"/>
            <text:p text:style-name="P6"/>
            <text:p text:style-name="P6">______________________</text:p>
            <text:p text:style-name="P8">&lt;Nome&gt;</text:p>
            <text:p text:style-name="P11"><text:span text:style-name="T2">Matrícula: </text:span><text:span text:style-name="T6">&lt;Matr.&gt;</text:span></text:p>
          </table:table-cell>
        </table:table-row>
      </table:table>
      <text:p text:style-name="Standard"/>
      <text:p text:style-name="Standard"/>
      <text:p text:style-name="Standard"/>
      <table:table table:name="Tabela85" table:style-name="Tabela85">
        <table:table-column table:style-name="Tabela85.A"/>
        <table:table-row table:style-name="Tabela85.1">
          <table:table-cell table:style-name="Tabela85.A1" office:value-type="string">
            <text:p text:style-name="P14">Gestor do Contrato</text:p>
          </table:table-cell>
        </table:table-row>
      </table:table>
      <text:p text:style-name="P13"/>
      <text:p text:style-name="P13"/>
      <text:p text:style-name="P13"/>
      <text:p text:style-name="P6">______________________</text:p>
      <text:p text:style-name="P8">&lt;Nome&gt;</text:p>
      <text:p text:style-name="P10"><text:span text:style-name="T2">Matrícula: </text:span><text:span text:style-name="T6">&lt;Matr.&gt;</text:span></text:p>
      <text:p text:style-name="Standard"/>
      <text:p text:style-name="Standard"/>
      <text:p text:style-name="P13">Recebido</text:p>
      <text:p text:style-name="P13"/>
      <table:table table:name="Tabela86" table:style-name="Tabela86">
        <table:table-column table:style-name="Tabela86.A"/>
        <table:table-row table:style-name="Tabela86.1">
          <table:table-cell table:style-name="Tabela86.A1" office:value-type="string">
            <text:p text:style-name="P14">Contratada</text:p>
          </table:table-cell>
        </table:table-row>
      </table:table>
      <text:p text:style-name="P13"/>
      <text:p text:style-name="P13"/>
      <text:p text:style-name="P13"/>
      <text:p text:style-name="P6">______________________</text:p>
      <text:p text:style-name="P8"><text:soft-page-break/>&lt;Nome&gt;</text:p>
      <text:p text:style-name="P10"><text:span text:style-name="T2">Matrícula: </text:span><text:span text:style-name="T6">&lt;Matr.&gt;</text:span></text:p>
      <text:p text:style-name="P7"/>
      <text:p text:style-name="P13"/>
      <text:p text:style-name="P13"/>
      <text:p text:style-name="Standard"/>
      <text:p text:style-name="Standard"/>
      <text:p text:style-name="P15">____________________________, <text:s text:c="3"/>________ de _____________________ de 20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-LENOVO M</meta:initial-creator>
    <meta:creation-date>2011-06-30T12:03:04.56</meta:creation-date>
    <dc:date>2011-08-24T17:57:10.33</dc:date>
    <dc:creator>Luiz Fernando Bastos Coura</dc:creator>
    <meta:editing-duration>PT00H40M09S</meta:editing-duration>
    <meta:editing-cycles>7</meta:editing-cycles>
    <meta:generator>BrOffice.org/3.2$Win32 OpenOffice.org_project/320m12$Build-9483</meta:generator>
    <meta:document-statistic meta:table-count="11" meta:image-count="0" meta:object-count="0" meta:page-count="5" meta:paragraph-count="153" meta:word-count="296" meta:character-count="1695"/>
  </office:meta>
</office:document-meta>
</file>